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36"/>
  </office:automatic-styles>
  <office:body>
    <office:spreadsheet>
      <table:calculation-settings table:automatic-find-labels="false"/>
      <table:table table:name="totals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83.06" calcext:value-type="float">
            <text:p>1783.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-4243.73" calcext:value-type="float">
            <text:p>-4243.7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style-name="Default" table:formula="of:=SUM([.B1:.B3])" office:value-type="float" office:value="-2460.67" calcext:value-type="float">
            <text:p>-2460.67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3062.91" calcext:value-type="float">
            <text:p>3062.91</text:p>
          </table:table-cell>
          <table:table-cell table:formula="of:=SUM([.C1:.C70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1-04-08" calcext:value-type="date">
            <text:p>2011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17])" office:value-type="float" office:value="186.03" calcext:value-type="float">
            <text:p>186.03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1:.C27])" office:value-type="float" office:value="1132.37" calcext:value-type="float">
            <text:p>1132.37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31:.C34])" office:value-type="float" office:value="130.17" calcext:value-type="float">
            <text:p>130.17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2" table:formula="of:=SUM([.C37:.C41])" office:value-type="float" office:value="62.92" calcext:value-type="float">
            <text:p>62.9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18-06-13" calcext:value-type="date">
            <text:p>2018-06-1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6:.C56])" office:value-type="float" office:value="1418.28" calcext:value-type="float">
            <text:p>1418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58])" office:value-type="float" office:value="2929.77" calcext:value-type="float">
            <text:p>2929.77</text:p>
          </table:table-cell>
          <table:table-cell table:formula="of:=SUM([.D1:.D58])" office:value-type="float" office:value="2929.77" calcext:value-type="float">
            <text:p>2929.77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63:.C71])" office:value-type="float" office:value="-724.52" calcext:value-type="float">
            <text:p>-724.52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59];[.D72])" office:value-type="float" office:value="2205.25" calcext:value-type="float">
            <text:p>2205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4">0000-00-00</text:date>, <text:time style:data-style-name="N2" text:time-value="12:25:58.6948791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4T12:30:17.183976935</dc:date>
    <meta:editing-duration>P1DT8H2M53S</meta:editing-duration>
    <meta:editing-cycles>158</meta:editing-cycles>
    <meta:generator>LibreOffice/5.1.6.2$Linux_X86_64 LibreOffice_project/10m0$Build-2</meta:generator>
    <meta:document-statistic meta:table-count="4" meta:cell-count="520" meta:object-count="0"/>
  </office:meta>
</office:document-meta>
</file>